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500000044A7D390EF0B10F68B.png" manifest:media-type="image/png"/>
  <manifest:file-entry manifest:full-path="Pictures/100002010000012C000000E2F725A6E3FA2E7BE7.png" manifest:media-type="image/png"/>
  <manifest:file-entry manifest:full-path="Pictures/10000201000000D40000012CB219303B95AF5388.png" manifest:media-type="image/png"/>
  <manifest:file-entry manifest:full-path="Pictures/1000438C00000B7B000008E21AFD95BDB3A7C56B.svg" manifest:media-type="image/svg+xml"/>
  <manifest:file-entry manifest:full-path="Pictures/100002010000006F00000056284B20787FDCA2BC.png" manifest:media-type="image/png"/>
  <manifest:file-entry manifest:full-path="Pictures/10001A8F0000160E00001623A4203AC086B25353.svg" manifest:media-type="image/svg+xml"/>
  <manifest:file-entry manifest:full-path="Pictures/1000020100000286000002577B831A51C26F92D3.png" manifest:media-type="image/png"/>
  <manifest:file-entry manifest:full-path="Pictures/100002010000012C000001083E6821176C5D10C1.png" manifest:media-type="image/png"/>
  <manifest:file-entry manifest:full-path="Pictures/1000D4C2000042BD00003DE2DF56707E786A9F18.svg" manifest:media-type="image/svg+xml"/>
  <manifest:file-entry manifest:full-path="Pictures/10000201000000D5000000D6FC2CD67593EA6254.png" manifest:media-type="image/png"/>
  <manifest:file-entry manifest:full-path="Pictures/1000020100000140000000F115127406297DB4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adornments="Regular"/>
    <style:font-face style:name="Hack" svg:font-family="Hack" style:font-pitch="fixed"/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ff0000" draw:marker-start-width="0.379cm" draw:marker-end-width="0.379cm" draw:fill="none" draw:fill-color="#ff420e" draw:textarea-horizontal-align="justify" draw:textarea-vertical-align="middle" draw:auto-grow-height="false" fo:min-height="1.3cm" fo:min-width="13.3cm" fo:padding-top="0.126cm" fo:padding-bottom="0.126cm" fo:padding-left="0.126cm" fo:padding-right="0.126cm"/>
    </style:style>
    <style:style style:name="gr2" style:family="graphic" style:parent-style-name="standard">
      <style:graphic-properties draw:stroke="dash" draw:stroke-dash="Fine_20_Dashed" svg:stroke-width="0.053cm" svg:stroke-color="#0094ff" draw:marker-start-width="0.379cm" draw:marker-end-width="0.379cm" draw:fill="none" draw:fill-color="#0084d1" draw:textarea-horizontal-align="justify" draw:textarea-vertical-align="middle" draw:auto-grow-height="false" fo:min-height="1.3cm" fo:min-width="13.3cm" fo:padding-top="0.126cm" fo:padding-bottom="0.126cm" fo:padding-left="0.126cm" fo:padding-right="0.126cm"/>
    </style:style>
    <style:style style:name="gr3" style:family="graphic" style:parent-style-name="standard">
      <style:graphic-properties draw:stroke="dash" draw:stroke-dash="Fine_20_Dashed" svg:stroke-width="0.053cm" svg:stroke-color="#47b800" draw:marker-start-width="0.379cm" draw:marker-end-width="0.379cm" draw:fill="none" draw:fill-color="#579d1c" draw:textarea-horizontal-align="justify" draw:textarea-vertical-align="middle" draw:auto-grow-height="false" fo:min-height="1.3cm" fo:min-width="13.3cm" fo:padding-top="0.126cm" fo:padding-bottom="0.126cm" fo:padding-left="0.126cm" fo:padding-right="0.12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7cm"/>
    </style:style>
    <style:style style:name="gr10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Objet_20_sans_20_remplissage_20_et_20_sans_20_lig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0.55cm" fo:text-align="end" style:writing-mode="lr-tb">
        <style:tab-stops/>
      </style:paragraph-properties>
      <style:text-properties fo:color="#ff0000" style:font-name="Hack" fo:font-weight="bold" style:font-weight-asian="bold" style:font-weight-complex="bold"/>
    </style:style>
    <style:style style:name="P2" style:family="paragraph">
      <loext:graphic-properties draw:fill="none" draw:fill-color="#ff420e"/>
      <style:paragraph-properties fo:line-height="0.55cm" fo:text-align="end" style:writing-mode="lr-tb">
        <style:tab-stops/>
      </style:paragraph-properties>
      <style:text-properties fo:color="#ff0000" style:font-name="Hack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 style:writing-mode="lr-tb">
        <style:tab-stops/>
      </style:paragraph-properties>
      <style:text-properties fo:color="#0094ff" style:font-name="Hack" fo:font-weight="bold"/>
    </style:style>
    <style:style style:name="P4" style:family="paragraph">
      <loext:graphic-properties draw:fill="none" draw:fill-color="#0084d1"/>
      <style:paragraph-properties fo:text-align="end" style:writing-mode="lr-tb">
        <style:tab-stops/>
      </style:paragraph-properties>
      <style:text-properties fo:color="#0094ff" style:font-name="Hack" fo:font-size="12pt" fo:font-weight="bold" style:font-size-asian="12pt" style:font-weight-asian="normal" style:font-size-complex="12pt"/>
    </style:style>
    <style:style style:name="P5" style:family="paragraph">
      <style:paragraph-properties fo:text-align="end" style:writing-mode="lr-tb">
        <style:tab-stops/>
      </style:paragraph-properties>
      <style:text-properties fo:color="#47b800" style:font-name="Hack" fo:font-weight="bold" style:font-weight-asian="bold" style:font-weight-complex="bold"/>
    </style:style>
    <style:style style:name="P6" style:family="paragraph">
      <loext:graphic-properties draw:fill="none" draw:fill-color="#579d1c"/>
      <style:paragraph-properties fo:text-align="end" style:writing-mode="lr-tb">
        <style:tab-stops/>
      </style:paragraph-properties>
      <style:text-properties fo:color="#47b800"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Source Code Pro" style:font-weight-asian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333333" style:font-name="Hack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weight-asian="normal" style:font-size-complex="12pt"/>
    </style:style>
    <style:style style:name="T3" style:family="text">
      <style:text-properties style:font-name="Hack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T4" style:family="text">
      <style:text-properties fo:color="#333333" style:font-name="Hack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5cm" svg:height="1.5cm" svg:x="0.626cm" svg:y="6.56cm">
          <text:p text:style-name="P1"><text:span text:style-name="T1">Accè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5cm" svg:height="1.5cm" svg:x="0.626cm" svg:y="4.16cm">
          <text:p text:style-name="P3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5cm" svg:height="1.5cm" svg:x="0.626cm" svg:y="1.86cm">
          <text:p text:style-name="P5"><text:span text:style-name="T1">C</text:span><text:span text:style-name="T3">œ</text:span><text:span text:style-name="T1">ur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625cm" svg:height="2.71cm" svg:x="3.276cm" svg:y="0.2cm">
          <draw:image xlink:href="Pictures/1000438C00000B7B000008E21AFD95BDB3A7C56B.svg" xlink:type="simple" xlink:show="embed" xlink:actuate="onLoad">
            <text:p/>
          </draw:image>
          <draw:image xlink:href="Pictures/100002010000006F00000056284B20787FDCA2BC.png" xlink:type="simple" xlink:show="embed" xlink:actuate="onLoad"/>
        </draw:frame>
        <draw:line draw:style-name="gr5" draw:text-style-name="P8" draw:layer="layout" svg:x1="9.226cm" svg:y1="2.761cm" svg:x2="9.226cm" svg:y2="4.636cm">
          <text:p/>
        </draw:line>
        <draw:line draw:style-name="gr5" draw:text-style-name="P8" draw:layer="layout" svg:x1="3.426cm" svg:y1="2.786cm" svg:x2="8.776cm" svg:y2="4.637cm">
          <text:p/>
        </draw:line>
        <draw:line draw:style-name="gr5" draw:text-style-name="P8" draw:layer="layout" svg:x1="8.776cm" svg:y1="2.785cm" svg:x2="3.426cm" svg:y2="4.636cm">
          <text:p/>
        </draw:line>
        <draw:line draw:style-name="gr5" draw:text-style-name="P8" draw:layer="layout" svg:x1="3.226cm" svg:y1="2.76cm" svg:x2="3.226cm" svg:y2="4.635cm">
          <text:p/>
        </draw:line>
        <draw:frame draw:style-name="gr6" draw:text-style-name="P7" draw:layer="layout" svg:width="2.1cm" svg:height="2.18cm" svg:x="2.151cm" svg:y="1.505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line draw:style-name="gr7" draw:text-style-name="P8" draw:layer="layout" svg:x1="11.851cm" svg:y1="6.96cm" svg:x2="3.476cm" svg:y2="5.175cm">
          <text:p/>
        </draw:line>
        <draw:line draw:style-name="gr7" draw:text-style-name="P8" draw:layer="layout" svg:x1="11.851cm" svg:y1="6.96cm" svg:x2="9.276cm" svg:y2="5.175cm">
          <text:p/>
        </draw:line>
        <draw:line draw:style-name="gr7" draw:text-style-name="P8" draw:layer="layout" svg:x1="8.151cm" svg:y1="6.91cm" svg:x2="3.476cm" svg:y2="5.175cm">
          <text:p/>
        </draw:line>
        <draw:line draw:style-name="gr7" draw:text-style-name="P8" draw:layer="layout" svg:x1="8.276cm" svg:y1="6.91cm" svg:x2="8.876cm" svg:y2="5.175cm">
          <text:p/>
        </draw:line>
        <draw:line draw:style-name="gr7" draw:text-style-name="P8" draw:layer="layout" svg:x1="1.101cm" svg:y1="6.96cm" svg:x2="8.676cm" svg:y2="5.175cm">
          <text:p/>
        </draw:line>
        <draw:line draw:style-name="gr7" draw:text-style-name="P8" draw:layer="layout" svg:x1="4.776cm" svg:y1="6.91cm" svg:x2="8.876cm" svg:y2="5.175cm">
          <text:p/>
        </draw:line>
        <draw:line draw:style-name="gr7" draw:text-style-name="P8" draw:layer="layout" svg:x1="1.226cm" svg:y1="6.835cm" svg:x2="2.676cm" svg:y2="5.175cm">
          <text:p/>
        </draw:line>
        <draw:line draw:style-name="gr7" draw:text-style-name="P8" draw:layer="layout" svg:x1="4.526cm" svg:y1="6.91cm" svg:x2="3.276cm" svg:y2="5.175cm">
          <text:p/>
        </draw:line>
        <draw:frame draw:style-name="gr8" draw:text-style-name="P7" draw:layer="layout" svg:width="1.671cm" svg:height="1.47cm" svg:x="2.376cm" svg:y="4.275cm">
          <draw:image xlink:href="Pictures/100002010000012C000001083E6821176C5D10C1.png" xlink:type="simple" xlink:show="embed" xlink:actuate="onLoad">
            <text:p/>
          </draw:image>
        </draw:frame>
        <draw:frame draw:style-name="gr8" draw:text-style-name="P7" draw:layer="layout" svg:width="1.671cm" svg:height="1.47cm" svg:x="8.376cm" svg:y="4.275cm">
          <draw:image xlink:href="Pictures/100002010000012C000001083E6821176C5D10C1.png" xlink:type="simple" xlink:show="embed" xlink:actuate="onLoad">
            <text:p/>
          </draw:image>
        </draw:frame>
        <draw:frame draw:style-name="gr6" draw:text-style-name="P7" draw:layer="layout" svg:width="2.1cm" svg:height="2.18cm" svg:x="8.151cm" svg:y="1.505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9" draw:text-style-name="P10" draw:layer="layout" svg:width="2.147cm" svg:height="0.612cm" svg:x="5.129cm" svg:y="1.16cm">
          <draw:text-box>
            <text:p text:style-name="P9"><text:span text:style-name="T4">Internet</text:span></text:p>
          </draw:text-box>
        </draw:frame>
        <draw:line draw:style-name="gr10" draw:text-style-name="P9" draw:layer="layout" svg:x1="1.636cm" svg:y1="8.46cm" svg:x2="1.226cm" svg:y2="7.46cm">
          <text:p/>
        </draw:line>
        <draw:frame draw:style-name="gr4" draw:text-style-name="P7" draw:layer="layout" svg:width="2cm" svg:height="1.51cm" svg:x="0.2cm" svg:y="8.158cm">
          <draw:image xlink:href="Pictures/1000020100000140000000F115127406297DB421.png" xlink:type="simple" xlink:show="embed" xlink:actuate="onLoad">
            <text:p/>
          </draw:image>
        </draw:frame>
        <draw:frame draw:style-name="gr8" draw:text-style-name="P7" draw:layer="layout" svg:width="1.671cm" svg:height="1.259cm" svg:x="0.226cm" svg:y="6.66cm">
          <draw:image xlink:href="Pictures/100002010000012C000000E2F725A6E3FA2E7BE7.png" xlink:type="simple" xlink:show="embed" xlink:actuate="onLoad">
            <text:p/>
          </draw:image>
        </draw:frame>
        <draw:line draw:style-name="gr10" draw:text-style-name="P9" draw:layer="layout" svg:x1="5.136cm" svg:y1="8.46cm" svg:x2="4.726cm" svg:y2="7.46cm">
          <text:p/>
        </draw:line>
        <draw:frame draw:style-name="gr8" draw:text-style-name="P7" draw:layer="layout" svg:width="1.671cm" svg:height="1.259cm" svg:x="3.826cm" svg:y="6.66cm">
          <draw:image xlink:href="Pictures/100002010000012C000000E2F725A6E3FA2E7BE7.png" xlink:type="simple" xlink:show="embed" xlink:actuate="onLoad">
            <text:p/>
          </draw:image>
        </draw:frame>
        <draw:frame draw:style-name="gr11" draw:text-style-name="P7" draw:layer="layout" svg:width="0.87cm" svg:height="0.8cm" svg:x="4.676cm" svg:y="8.36cm">
          <draw:image xlink:href="Pictures/1000D4C2000042BD00003DE2DF56707E786A9F18.svg" xlink:type="simple" xlink:show="embed" xlink:actuate="onLoad">
            <text:p/>
          </draw:image>
          <draw:image xlink:href="Pictures/1000020100000286000002577B831A51C26F92D3.png" xlink:type="simple" xlink:show="embed" xlink:actuate="onLoad"/>
        </draw:frame>
        <draw:line draw:style-name="gr10" draw:text-style-name="P9" draw:layer="layout" svg:x1="8.736cm" svg:y1="8.46cm" svg:x2="8.326cm" svg:y2="7.46cm">
          <text:p/>
        </draw:line>
        <draw:frame draw:style-name="gr11" draw:text-style-name="P7" draw:layer="layout" svg:width="0.93cm" svg:height="1.2cm" svg:x="8.221cm" svg:y="8.26cm">
          <draw:image xlink:href="Pictures/100002010000003500000044A7D390EF0B10F68B.png" xlink:type="simple" xlink:show="embed" xlink:actuate="onLoad">
            <text:p/>
          </draw:image>
        </draw:frame>
        <draw:frame draw:style-name="gr8" draw:text-style-name="P7" draw:layer="layout" svg:width="1.671cm" svg:height="1.259cm" svg:x="7.426cm" svg:y="6.66cm">
          <draw:image xlink:href="Pictures/100002010000012C000000E2F725A6E3FA2E7BE7.png" xlink:type="simple" xlink:show="embed" xlink:actuate="onLoad">
            <text:p/>
          </draw:image>
        </draw:frame>
        <draw:line draw:style-name="gr10" draw:text-style-name="P9" draw:layer="layout" svg:x1="12.336cm" svg:y1="8.46cm" svg:x2="11.926cm" svg:y2="7.46cm">
          <text:p/>
        </draw:line>
        <draw:frame draw:style-name="gr11" draw:text-style-name="P7" draw:layer="layout" svg:width="0.93cm" svg:height="1.2cm" svg:x="11.821cm" svg:y="8.26cm">
          <draw:image xlink:href="Pictures/100002010000003500000044A7D390EF0B10F68B.png" xlink:type="simple" xlink:show="embed" xlink:actuate="onLoad">
            <text:p/>
          </draw:image>
        </draw:frame>
        <draw:frame draw:style-name="gr8" draw:text-style-name="P7" draw:layer="layout" svg:width="1.671cm" svg:height="1.259cm" svg:x="11.026cm" svg:y="6.66cm">
          <draw:image xlink:href="Pictures/100002010000012C000000E2F725A6E3FA2E7BE7.png" xlink:type="simple" xlink:show="embed" xlink:actuate="onLoad">
            <text:p/>
          </draw:image>
        </draw:frame>
        <draw:frame draw:style-name="gr11" draw:text-style-name="P7" draw:layer="layout" svg:width="0.71cm" svg:height="1cm" svg:x="9.54cm" svg:y="8.75cm">
          <draw:image xlink:href="Pictures/10000201000000D40000012CB219303B95AF5388.png" xlink:type="simple" xlink:show="embed" xlink:actuate="onLoad">
            <text:p/>
          </draw:image>
        </draw:frame>
        <draw:frame draw:style-name="gr11" draw:text-style-name="P7" draw:layer="layout" svg:width="0.71cm" svg:height="1cm" svg:x="7.25cm" svg:y="8.375cm">
          <draw:image xlink:href="Pictures/10000201000000D40000012CB219303B95AF5388.png" xlink:type="simple" xlink:show="embed" xlink:actuate="onLoad">
            <text:p/>
          </draw:image>
        </draw:frame>
        <draw:frame draw:style-name="gr11" draw:text-style-name="P7" draw:layer="layout" svg:width="0.71cm" svg:height="1cm" svg:x="11cm" svg:y="8.25cm">
          <draw:image xlink:href="Pictures/10000201000000D40000012CB219303B95AF5388.png" xlink:type="simple" xlink:show="embed" xlink:actuate="onLoad">
            <text:p/>
          </draw:image>
        </draw:frame>
        <draw:frame draw:style-name="gr11" draw:text-style-name="P7" draw:layer="layout" svg:width="0.71cm" svg:height="1cm" svg:x="13.165cm" svg:y="8.875cm">
          <draw:image xlink:href="Pictures/10000201000000D40000012CB219303B95AF53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adornments="Regular"/>
    <style:font-face style:name="Hack" svg:font-family="Hack" style:font-pitch="fixed"/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bottom" draw:auto-grow-height="false" fo:padding-top="0.1cm" fo:padding-bottom="0.1cm" fo:padding-left="0.1cm" fo:padding-right="0.1cm" draw:shadow="hidden" draw:shadow-offset-x="0.3cm" draw:shadow-offset-y="0.3cm" draw:shadow-color="#808080" draw:measure-align="inside" draw:measure-vertical-align="below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3T18:05:24.052241754</dc:date>
    <meta:editing-duration>PT14H41M56S</meta:editing-duration>
    <meta:editing-cycles>67</meta:editing-cycles>
    <meta:generator>LibreOffice/5.4.4.2$Linux_X86_64 LibreOffice_project/40m0$Build-2</meta:generator>
    <dc:creator>Philippe Latu</dc:creator>
    <meta:document-statistic meta:object-count="37"/>
  </office:meta>
</office:document-meta>
</file>